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5.646cm" fo:min-width="3.827cm"/>
    </style:style>
    <style:style style:name="gr2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opacity="10%" draw:textarea-horizontal-align="justify" draw:textarea-vertical-align="middle" draw:auto-grow-height="false" fo:min-height="6.475cm" fo:min-width="3.775cm"/>
    </style:style>
    <style:style style:name="gr9" style:family="graphic" style:parent-style-name="standard">
      <style:graphic-properties draw:stroke="none" draw:opacity="40%" draw:textarea-horizontal-align="justify" draw:textarea-vertical-align="middle" draw:auto-grow-height="false" fo:min-height="1.148cm" fo:min-width="3.772cm"/>
    </style:style>
    <style:style style:name="gr1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966cm" fo:min-width="3.809cm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-color="#ff0000" draw:opacity="10%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opacity="10%"/>
      <style:paragraph-properties fo:text-align="center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fill-color="#ff0000" draw:opacity="40%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827cm" svg:height="5.646cm" svg:x="4.829cm" svg:y="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023cm" svg:y1="5.901cm" svg:x2="8.635cm" svg:y2="5.901cm">
          <text:p/>
        </draw:line>
        <draw:line draw:style-name="gr3" draw:text-style-name="P2" draw:layer="layout" svg:x1="1.023cm" svg:y1="6.73cm" svg:x2="8.635cm" svg:y2="6.73cm">
          <text:p/>
        </draw:line>
        <draw:line draw:style-name="gr2" draw:text-style-name="P2" draw:layer="layout" svg:x1="5.566cm" svg:y1="1.31cm" svg:x2="6.023cm" svg:y2="1.31cm">
          <text:p/>
        </draw:line>
        <draw:line draw:style-name="gr3" draw:text-style-name="P2" draw:layer="layout" svg:x1="5.566cm" svg:y1="2.134cm" svg:x2="6.023cm" svg:y2="2.134cm">
          <text:p/>
        </draw:line>
        <draw:line draw:style-name="gr4" draw:text-style-name="P2" draw:layer="layout" svg:x1="8.635cm" svg:y1="7.867cm" svg:x2="1.023cm" svg:y2="7.867cm">
          <text:p/>
        </draw:line>
        <draw:line draw:style-name="gr4" draw:text-style-name="P2" draw:layer="layout" svg:x1="1.023cm" svg:y1="7.867cm" svg:x2="1.023cm" svg:y2="0.255cm">
          <text:p/>
        </draw:line>
        <draw:line draw:style-name="gr4" draw:text-style-name="P2" draw:layer="layout" svg:x1="1.023cm" svg:y1="0.255cm" svg:x2="8.635cm" svg:y2="0.255cm">
          <text:p/>
        </draw:line>
        <draw:line draw:style-name="gr4" draw:text-style-name="P2" draw:layer="layout" svg:x1="8.635cm" svg:y1="0.255cm" svg:x2="8.635cm" svg:y2="7.867cm">
          <text:p/>
        </draw:line>
        <draw:line draw:style-name="gr5" draw:text-style-name="P2" draw:layer="layout" svg:x1="1.023cm" svg:y1="7.867cm" svg:x2="1.023cm" svg:y2="7.753cm">
          <text:p/>
        </draw:line>
        <draw:line draw:style-name="gr5" draw:text-style-name="P2" draw:layer="layout" svg:x1="1.277cm" svg:y1="7.867cm" svg:x2="1.277cm" svg:y2="7.799cm">
          <text:p/>
        </draw:line>
        <draw:line draw:style-name="gr5" draw:text-style-name="P2" draw:layer="layout" svg:x1="1.53cm" svg:y1="7.867cm" svg:x2="1.53cm" svg:y2="7.799cm">
          <text:p/>
        </draw:line>
        <draw:line draw:style-name="gr5" draw:text-style-name="P2" draw:layer="layout" svg:x1="1.784cm" svg:y1="7.867cm" svg:x2="1.784cm" svg:y2="7.799cm">
          <text:p/>
        </draw:line>
        <draw:line draw:style-name="gr5" draw:text-style-name="P2" draw:layer="layout" svg:x1="2.038cm" svg:y1="7.867cm" svg:x2="2.038cm" svg:y2="7.799cm">
          <text:p/>
        </draw:line>
        <draw:line draw:style-name="gr5" draw:text-style-name="P2" draw:layer="layout" svg:x1="2.292cm" svg:y1="7.867cm" svg:x2="2.292cm" svg:y2="7.753cm">
          <text:p/>
        </draw:line>
        <draw:frame draw:style-name="gr6" draw:text-style-name="P4" draw:layer="layout" svg:width="0.456cm" svg:height="0.513cm" svg:x="0.996cm" svg:y="7.944cm">
          <draw:text-box>
            <text:p text:style-name="P3"><text:span text:style-name="T1">0</text:span></text:p>
          </draw:text-box>
        </draw:frame>
        <draw:line draw:style-name="gr5" draw:text-style-name="P2" draw:layer="layout" svg:x1="2.545cm" svg:y1="7.867cm" svg:x2="2.545cm" svg:y2="7.799cm">
          <text:p/>
        </draw:line>
        <draw:line draw:style-name="gr5" draw:text-style-name="P2" draw:layer="layout" svg:x1="2.799cm" svg:y1="7.867cm" svg:x2="2.799cm" svg:y2="7.799cm">
          <text:p/>
        </draw:line>
        <draw:line draw:style-name="gr5" draw:text-style-name="P2" draw:layer="layout" svg:x1="3.053cm" svg:y1="7.867cm" svg:x2="3.053cm" svg:y2="7.799cm">
          <text:p/>
        </draw:line>
        <draw:line draw:style-name="gr5" draw:text-style-name="P2" draw:layer="layout" svg:x1="3.307cm" svg:y1="7.867cm" svg:x2="3.307cm" svg:y2="7.799cm">
          <text:p/>
        </draw:line>
        <draw:line draw:style-name="gr5" draw:text-style-name="P2" draw:layer="layout" svg:x1="3.56cm" svg:y1="7.867cm" svg:x2="3.56cm" svg:y2="7.753cm">
          <text:p/>
        </draw:line>
        <draw:frame draw:style-name="gr7" draw:text-style-name="P4" draw:layer="layout" svg:width="0.51cm" svg:height="0.513cm" svg:x="2.038cm" svg:y="7.944cm">
          <draw:text-box>
            <text:p text:style-name="P3"><text:span text:style-name="T1">10</text:span></text:p>
          </draw:text-box>
        </draw:frame>
        <draw:line draw:style-name="gr5" draw:text-style-name="P2" draw:layer="layout" svg:x1="3.814cm" svg:y1="7.867cm" svg:x2="3.814cm" svg:y2="7.799cm">
          <text:p/>
        </draw:line>
        <draw:line draw:style-name="gr5" draw:text-style-name="P2" draw:layer="layout" svg:x1="4.068cm" svg:y1="7.867cm" svg:x2="4.068cm" svg:y2="7.799cm">
          <text:p/>
        </draw:line>
        <draw:line draw:style-name="gr5" draw:text-style-name="P2" draw:layer="layout" svg:x1="4.321cm" svg:y1="7.867cm" svg:x2="4.321cm" svg:y2="7.799cm">
          <text:p/>
        </draw:line>
        <draw:line draw:style-name="gr5" draw:text-style-name="P2" draw:layer="layout" svg:x1="4.575cm" svg:y1="7.867cm" svg:x2="4.575cm" svg:y2="7.799cm">
          <text:p/>
        </draw:line>
        <draw:line draw:style-name="gr5" draw:text-style-name="P2" draw:layer="layout" svg:x1="4.829cm" svg:y1="7.867cm" svg:x2="4.829cm" svg:y2="7.753cm">
          <text:p/>
        </draw:line>
        <draw:frame draw:style-name="gr7" draw:text-style-name="P4" draw:layer="layout" svg:width="0.51cm" svg:height="0.513cm" svg:x="3.306cm" svg:y="7.944cm">
          <draw:text-box>
            <text:p text:style-name="P3"><text:span text:style-name="T1">20</text:span></text:p>
          </draw:text-box>
        </draw:frame>
        <draw:line draw:style-name="gr5" draw:text-style-name="P2" draw:layer="layout" svg:x1="5.083cm" svg:y1="7.867cm" svg:x2="5.083cm" svg:y2="7.799cm">
          <text:p/>
        </draw:line>
        <draw:line draw:style-name="gr5" draw:text-style-name="P2" draw:layer="layout" svg:x1="5.336cm" svg:y1="7.867cm" svg:x2="5.336cm" svg:y2="7.799cm">
          <text:p/>
        </draw:line>
        <draw:line draw:style-name="gr5" draw:text-style-name="P2" draw:layer="layout" svg:x1="5.59cm" svg:y1="7.867cm" svg:x2="5.59cm" svg:y2="7.799cm">
          <text:p/>
        </draw:line>
        <draw:line draw:style-name="gr5" draw:text-style-name="P2" draw:layer="layout" svg:x1="5.844cm" svg:y1="7.867cm" svg:x2="5.844cm" svg:y2="7.799cm">
          <text:p/>
        </draw:line>
        <draw:line draw:style-name="gr5" draw:text-style-name="P2" draw:layer="layout" svg:x1="6.098cm" svg:y1="7.867cm" svg:x2="6.098cm" svg:y2="7.753cm">
          <text:p/>
        </draw:line>
        <draw:frame draw:style-name="gr7" draw:text-style-name="P4" draw:layer="layout" svg:width="0.51cm" svg:height="0.513cm" svg:x="4.575cm" svg:y="7.944cm">
          <draw:text-box>
            <text:p text:style-name="P3"><text:span text:style-name="T1">30</text:span></text:p>
          </draw:text-box>
        </draw:frame>
        <draw:line draw:style-name="gr5" draw:text-style-name="P2" draw:layer="layout" svg:x1="6.351cm" svg:y1="7.867cm" svg:x2="6.351cm" svg:y2="7.799cm">
          <text:p/>
        </draw:line>
        <draw:line draw:style-name="gr5" draw:text-style-name="P2" draw:layer="layout" svg:x1="6.605cm" svg:y1="7.867cm" svg:x2="6.605cm" svg:y2="7.799cm">
          <text:p/>
        </draw:line>
        <draw:line draw:style-name="gr5" draw:text-style-name="P2" draw:layer="layout" svg:x1="6.859cm" svg:y1="7.867cm" svg:x2="6.859cm" svg:y2="7.799cm">
          <text:p/>
        </draw:line>
        <draw:line draw:style-name="gr5" draw:text-style-name="P2" draw:layer="layout" svg:x1="7.113cm" svg:y1="7.867cm" svg:x2="7.113cm" svg:y2="7.799cm">
          <text:p/>
        </draw:line>
        <draw:line draw:style-name="gr5" draw:text-style-name="P2" draw:layer="layout" svg:x1="7.366cm" svg:y1="7.867cm" svg:x2="7.366cm" svg:y2="7.753cm">
          <text:p/>
        </draw:line>
        <draw:frame draw:style-name="gr7" draw:text-style-name="P4" draw:layer="layout" svg:width="0.51cm" svg:height="0.513cm" svg:x="5.844cm" svg:y="7.944cm">
          <draw:text-box>
            <text:p text:style-name="P3"><text:span text:style-name="T1">40</text:span></text:p>
          </draw:text-box>
        </draw:frame>
        <draw:line draw:style-name="gr5" draw:text-style-name="P2" draw:layer="layout" svg:x1="7.62cm" svg:y1="7.867cm" svg:x2="7.62cm" svg:y2="7.799cm">
          <text:p/>
        </draw:line>
        <draw:line draw:style-name="gr5" draw:text-style-name="P2" draw:layer="layout" svg:x1="7.874cm" svg:y1="7.867cm" svg:x2="7.874cm" svg:y2="7.799cm">
          <text:p/>
        </draw:line>
        <draw:line draw:style-name="gr5" draw:text-style-name="P2" draw:layer="layout" svg:x1="8.128cm" svg:y1="7.867cm" svg:x2="8.128cm" svg:y2="7.799cm">
          <text:p/>
        </draw:line>
        <draw:line draw:style-name="gr5" draw:text-style-name="P2" draw:layer="layout" svg:x1="8.381cm" svg:y1="7.867cm" svg:x2="8.381cm" svg:y2="7.799cm">
          <text:p/>
        </draw:line>
        <draw:line draw:style-name="gr5" draw:text-style-name="P2" draw:layer="layout" svg:x1="8.635cm" svg:y1="7.867cm" svg:x2="8.635cm" svg:y2="7.753cm">
          <text:p/>
        </draw:line>
        <draw:frame draw:style-name="gr7" draw:text-style-name="P4" draw:layer="layout" svg:width="0.51cm" svg:height="0.513cm" svg:x="7.113cm" svg:y="7.944cm">
          <draw:text-box>
            <text:p text:style-name="P3"><text:span text:style-name="T1">50</text:span></text:p>
          </draw:text-box>
        </draw:frame>
        <draw:line draw:style-name="gr5" draw:text-style-name="P2" draw:layer="layout" svg:x1="1.023cm" svg:y1="7.867cm" svg:x2="1.137cm" svg:y2="7.867cm">
          <text:p/>
        </draw:line>
        <draw:frame draw:style-name="gr7" draw:text-style-name="P4" draw:layer="layout" svg:width="0.51cm" svg:height="0.513cm" svg:x="8.381cm" svg:y="7.944cm">
          <draw:text-box>
            <text:p text:style-name="P3"><text:span text:style-name="T1">60</text:span></text:p>
          </draw:text-box>
        </draw:frame>
        <draw:line draw:style-name="gr5" draw:text-style-name="P2" draw:layer="layout" svg:x1="1.023cm" svg:y1="7.563cm" svg:x2="1.091cm" svg:y2="7.563cm">
          <text:p/>
        </draw:line>
        <draw:line draw:style-name="gr5" draw:text-style-name="P2" draw:layer="layout" svg:x1="1.023cm" svg:y1="7.258cm" svg:x2="1.091cm" svg:y2="7.258cm">
          <text:p/>
        </draw:line>
        <draw:line draw:style-name="gr5" draw:text-style-name="P2" draw:layer="layout" svg:x1="1.023cm" svg:y1="6.954cm" svg:x2="1.091cm" svg:y2="6.954cm">
          <text:p/>
        </draw:line>
        <draw:line draw:style-name="gr5" draw:text-style-name="P2" draw:layer="layout" svg:x1="1.023cm" svg:y1="6.649cm" svg:x2="1.091cm" svg:y2="6.649cm">
          <text:p/>
        </draw:line>
        <draw:line draw:style-name="gr5" draw:text-style-name="P2" draw:layer="layout" svg:x1="1.023cm" svg:y1="6.345cm" svg:x2="1.137cm" svg:y2="6.345cm">
          <text:p/>
        </draw:line>
        <draw:frame draw:style-name="gr6" draw:text-style-name="P4" draw:layer="layout" svg:width="0.456cm" svg:height="0.513cm" svg:x="0.693cm" svg:y="7.513cm">
          <draw:text-box>
            <text:p text:style-name="P3"><text:span text:style-name="T1">0</text:span></text:p>
          </draw:text-box>
        </draw:frame>
        <draw:line draw:style-name="gr5" draw:text-style-name="P2" draw:layer="layout" svg:x1="1.023cm" svg:y1="6.04cm" svg:x2="1.091cm" svg:y2="6.04cm">
          <text:p/>
        </draw:line>
        <draw:line draw:style-name="gr5" draw:text-style-name="P2" draw:layer="layout" svg:x1="1.023cm" svg:y1="5.736cm" svg:x2="1.091cm" svg:y2="5.736cm">
          <text:p/>
        </draw:line>
        <draw:line draw:style-name="gr5" draw:text-style-name="P2" draw:layer="layout" svg:x1="1.023cm" svg:y1="5.431cm" svg:x2="1.091cm" svg:y2="5.431cm">
          <text:p/>
        </draw:line>
        <draw:line draw:style-name="gr5" draw:text-style-name="P2" draw:layer="layout" svg:x1="1.023cm" svg:y1="5.127cm" svg:x2="1.091cm" svg:y2="5.127cm">
          <text:p/>
        </draw:line>
        <draw:line draw:style-name="gr5" draw:text-style-name="P2" draw:layer="layout" svg:x1="1.023cm" svg:y1="4.822cm" svg:x2="1.137cm" svg:y2="4.822cm">
          <text:p/>
        </draw:line>
        <draw:frame draw:style-name="gr6" draw:text-style-name="P4" draw:layer="layout" svg:width="0.456cm" svg:height="0.513cm" svg:x="0.693cm" svg:y="6.09cm">
          <draw:text-box>
            <text:p text:style-name="P3"><text:span text:style-name="T1">1</text:span></text:p>
          </draw:text-box>
        </draw:frame>
        <draw:line draw:style-name="gr5" draw:text-style-name="P2" draw:layer="layout" svg:x1="1.023cm" svg:y1="4.518cm" svg:x2="1.091cm" svg:y2="4.518cm">
          <text:p/>
        </draw:line>
        <draw:line draw:style-name="gr5" draw:text-style-name="P2" draw:layer="layout" svg:x1="1.023cm" svg:y1="4.213cm" svg:x2="1.091cm" svg:y2="4.213cm">
          <text:p/>
        </draw:line>
        <draw:line draw:style-name="gr5" draw:text-style-name="P2" draw:layer="layout" svg:x1="1.023cm" svg:y1="3.909cm" svg:x2="1.091cm" svg:y2="3.909cm">
          <text:p/>
        </draw:line>
        <draw:line draw:style-name="gr5" draw:text-style-name="P2" draw:layer="layout" svg:x1="1.023cm" svg:y1="3.604cm" svg:x2="1.091cm" svg:y2="3.604cm">
          <text:p/>
        </draw:line>
        <draw:line draw:style-name="gr5" draw:text-style-name="P2" draw:layer="layout" svg:x1="1.023cm" svg:y1="3.3cm" svg:x2="1.137cm" svg:y2="3.3cm">
          <text:p/>
        </draw:line>
        <draw:frame draw:style-name="gr6" draw:text-style-name="P4" draw:layer="layout" svg:width="0.456cm" svg:height="0.513cm" svg:x="0.693cm" svg:y="4.568cm">
          <draw:text-box>
            <text:p text:style-name="P3"><text:span text:style-name="T1">2</text:span></text:p>
          </draw:text-box>
        </draw:frame>
        <draw:line draw:style-name="gr5" draw:text-style-name="P2" draw:layer="layout" svg:x1="1.023cm" svg:y1="2.995cm" svg:x2="1.091cm" svg:y2="2.995cm">
          <text:p/>
        </draw:line>
        <draw:line draw:style-name="gr5" draw:text-style-name="P2" draw:layer="layout" svg:x1="1.023cm" svg:y1="2.691cm" svg:x2="1.091cm" svg:y2="2.691cm">
          <text:p/>
        </draw:line>
        <draw:line draw:style-name="gr5" draw:text-style-name="P2" draw:layer="layout" svg:x1="1.023cm" svg:y1="2.386cm" svg:x2="1.091cm" svg:y2="2.386cm">
          <text:p/>
        </draw:line>
        <draw:line draw:style-name="gr5" draw:text-style-name="P2" draw:layer="layout" svg:x1="1.023cm" svg:y1="2.082cm" svg:x2="1.091cm" svg:y2="2.082cm">
          <text:p/>
        </draw:line>
        <draw:line draw:style-name="gr5" draw:text-style-name="P2" draw:layer="layout" svg:x1="1.023cm" svg:y1="1.777cm" svg:x2="1.137cm" svg:y2="1.777cm">
          <text:p/>
        </draw:line>
        <draw:frame draw:style-name="gr6" draw:text-style-name="P4" draw:layer="layout" svg:width="0.456cm" svg:height="0.513cm" svg:x="0.693cm" svg:y="3.045cm">
          <draw:text-box>
            <text:p text:style-name="P3"><text:span text:style-name="T1">3</text:span></text:p>
          </draw:text-box>
        </draw:frame>
        <draw:line draw:style-name="gr5" draw:text-style-name="P2" draw:layer="layout" svg:x1="1.023cm" svg:y1="1.473cm" svg:x2="1.091cm" svg:y2="1.473cm">
          <text:p/>
        </draw:line>
        <draw:line draw:style-name="gr5" draw:text-style-name="P2" draw:layer="layout" svg:x1="1.023cm" svg:y1="1.168cm" svg:x2="1.091cm" svg:y2="1.168cm">
          <text:p/>
        </draw:line>
        <draw:line draw:style-name="gr5" draw:text-style-name="P2" draw:layer="layout" svg:x1="1.023cm" svg:y1="0.864cm" svg:x2="1.091cm" svg:y2="0.864cm">
          <text:p/>
        </draw:line>
        <draw:line draw:style-name="gr5" draw:text-style-name="P2" draw:layer="layout" svg:x1="1.023cm" svg:y1="0.559cm" svg:x2="1.091cm" svg:y2="0.559cm">
          <text:p/>
        </draw:line>
        <draw:line draw:style-name="gr5" draw:text-style-name="P2" draw:layer="layout" svg:x1="1.023cm" svg:y1="0.255cm" svg:x2="1.137cm" svg:y2="0.255cm">
          <text:p/>
        </draw:line>
        <draw:frame draw:style-name="gr6" draw:text-style-name="P4" draw:layer="layout" svg:width="0.456cm" svg:height="0.513cm" svg:x="0.693cm" svg:y="1.523cm">
          <draw:text-box>
            <text:p text:style-name="P3"><text:span text:style-name="T1">4</text:span></text:p>
          </draw:text-box>
        </draw:frame>
        <draw:line draw:style-name="gr5" draw:text-style-name="P2" draw:layer="layout" svg:x1="1.023cm" svg:y1="0.255cm" svg:x2="1.023cm" svg:y2="0.369cm">
          <text:p/>
        </draw:line>
        <draw:line draw:style-name="gr5" draw:text-style-name="P2" draw:layer="layout" svg:x1="1.277cm" svg:y1="0.255cm" svg:x2="1.277cm" svg:y2="0.323cm">
          <text:p/>
        </draw:line>
        <draw:line draw:style-name="gr5" draw:text-style-name="P2" draw:layer="layout" svg:x1="1.53cm" svg:y1="0.255cm" svg:x2="1.53cm" svg:y2="0.323cm">
          <text:p/>
        </draw:line>
        <draw:line draw:style-name="gr5" draw:text-style-name="P2" draw:layer="layout" svg:x1="1.784cm" svg:y1="0.255cm" svg:x2="1.784cm" svg:y2="0.323cm">
          <text:p/>
        </draw:line>
        <draw:line draw:style-name="gr5" draw:text-style-name="P2" draw:layer="layout" svg:x1="2.038cm" svg:y1="0.255cm" svg:x2="2.038cm" svg:y2="0.323cm">
          <text:p/>
        </draw:line>
        <draw:line draw:style-name="gr5" draw:text-style-name="P2" draw:layer="layout" svg:x1="2.292cm" svg:y1="0.255cm" svg:x2="2.292cm" svg:y2="0.369cm">
          <text:p/>
        </draw:line>
        <draw:line draw:style-name="gr5" draw:text-style-name="P2" draw:layer="layout" svg:x1="2.545cm" svg:y1="0.255cm" svg:x2="2.545cm" svg:y2="0.323cm">
          <text:p/>
        </draw:line>
        <draw:line draw:style-name="gr5" draw:text-style-name="P2" draw:layer="layout" svg:x1="2.799cm" svg:y1="0.255cm" svg:x2="2.799cm" svg:y2="0.323cm">
          <text:p/>
        </draw:line>
        <draw:line draw:style-name="gr5" draw:text-style-name="P2" draw:layer="layout" svg:x1="3.053cm" svg:y1="0.255cm" svg:x2="3.053cm" svg:y2="0.323cm">
          <text:p/>
        </draw:line>
        <draw:line draw:style-name="gr5" draw:text-style-name="P2" draw:layer="layout" svg:x1="3.307cm" svg:y1="0.255cm" svg:x2="3.307cm" svg:y2="0.323cm">
          <text:p/>
        </draw:line>
        <draw:line draw:style-name="gr5" draw:text-style-name="P2" draw:layer="layout" svg:x1="3.56cm" svg:y1="0.255cm" svg:x2="3.56cm" svg:y2="0.369cm">
          <text:p/>
        </draw:line>
        <draw:line draw:style-name="gr5" draw:text-style-name="P2" draw:layer="layout" svg:x1="3.814cm" svg:y1="0.255cm" svg:x2="3.814cm" svg:y2="0.323cm">
          <text:p/>
        </draw:line>
        <draw:line draw:style-name="gr5" draw:text-style-name="P2" draw:layer="layout" svg:x1="4.068cm" svg:y1="0.255cm" svg:x2="4.068cm" svg:y2="0.323cm">
          <text:p/>
        </draw:line>
        <draw:line draw:style-name="gr5" draw:text-style-name="P2" draw:layer="layout" svg:x1="4.321cm" svg:y1="0.255cm" svg:x2="4.321cm" svg:y2="0.323cm">
          <text:p/>
        </draw:line>
        <draw:line draw:style-name="gr5" draw:text-style-name="P2" draw:layer="layout" svg:x1="4.575cm" svg:y1="0.255cm" svg:x2="4.575cm" svg:y2="0.323cm">
          <text:p/>
        </draw:line>
        <draw:line draw:style-name="gr5" draw:text-style-name="P2" draw:layer="layout" svg:x1="4.829cm" svg:y1="0.255cm" svg:x2="4.829cm" svg:y2="0.369cm">
          <text:p/>
        </draw:line>
        <draw:line draw:style-name="gr5" draw:text-style-name="P2" draw:layer="layout" svg:x1="5.083cm" svg:y1="0.255cm" svg:x2="5.083cm" svg:y2="0.323cm">
          <text:p/>
        </draw:line>
        <draw:line draw:style-name="gr5" draw:text-style-name="P2" draw:layer="layout" svg:x1="5.336cm" svg:y1="0.255cm" svg:x2="5.336cm" svg:y2="0.323cm">
          <text:p/>
        </draw:line>
        <draw:line draw:style-name="gr5" draw:text-style-name="P2" draw:layer="layout" svg:x1="5.59cm" svg:y1="0.255cm" svg:x2="5.59cm" svg:y2="0.323cm">
          <text:p/>
        </draw:line>
        <draw:line draw:style-name="gr5" draw:text-style-name="P2" draw:layer="layout" svg:x1="5.844cm" svg:y1="0.255cm" svg:x2="5.844cm" svg:y2="0.323cm">
          <text:p/>
        </draw:line>
        <draw:line draw:style-name="gr5" draw:text-style-name="P2" draw:layer="layout" svg:x1="6.098cm" svg:y1="0.255cm" svg:x2="6.098cm" svg:y2="0.369cm">
          <text:p/>
        </draw:line>
        <draw:line draw:style-name="gr5" draw:text-style-name="P2" draw:layer="layout" svg:x1="6.351cm" svg:y1="0.255cm" svg:x2="6.351cm" svg:y2="0.323cm">
          <text:p/>
        </draw:line>
        <draw:line draw:style-name="gr5" draw:text-style-name="P2" draw:layer="layout" svg:x1="6.605cm" svg:y1="0.255cm" svg:x2="6.605cm" svg:y2="0.323cm">
          <text:p/>
        </draw:line>
        <draw:line draw:style-name="gr5" draw:text-style-name="P2" draw:layer="layout" svg:x1="6.859cm" svg:y1="0.255cm" svg:x2="6.859cm" svg:y2="0.323cm">
          <text:p/>
        </draw:line>
        <draw:line draw:style-name="gr5" draw:text-style-name="P2" draw:layer="layout" svg:x1="7.113cm" svg:y1="0.255cm" svg:x2="7.113cm" svg:y2="0.323cm">
          <text:p/>
        </draw:line>
        <draw:line draw:style-name="gr5" draw:text-style-name="P2" draw:layer="layout" svg:x1="7.366cm" svg:y1="0.255cm" svg:x2="7.366cm" svg:y2="0.369cm">
          <text:p/>
        </draw:line>
        <draw:line draw:style-name="gr5" draw:text-style-name="P2" draw:layer="layout" svg:x1="7.62cm" svg:y1="0.255cm" svg:x2="7.62cm" svg:y2="0.323cm">
          <text:p/>
        </draw:line>
        <draw:line draw:style-name="gr5" draw:text-style-name="P2" draw:layer="layout" svg:x1="7.874cm" svg:y1="0.255cm" svg:x2="7.874cm" svg:y2="0.323cm">
          <text:p/>
        </draw:line>
        <draw:line draw:style-name="gr5" draw:text-style-name="P2" draw:layer="layout" svg:x1="8.128cm" svg:y1="0.255cm" svg:x2="8.128cm" svg:y2="0.323cm">
          <text:p/>
        </draw:line>
        <draw:line draw:style-name="gr5" draw:text-style-name="P2" draw:layer="layout" svg:x1="8.381cm" svg:y1="0.255cm" svg:x2="8.381cm" svg:y2="0.323cm">
          <text:p/>
        </draw:line>
        <draw:line draw:style-name="gr5" draw:text-style-name="P2" draw:layer="layout" svg:x1="8.635cm" svg:y1="0.255cm" svg:x2="8.635cm" svg:y2="0.369cm">
          <text:p/>
        </draw:line>
        <draw:line draw:style-name="gr5" draw:text-style-name="P2" draw:layer="layout" svg:x1="8.635cm" svg:y1="7.867cm" svg:x2="8.521cm" svg:y2="7.867cm">
          <text:p/>
        </draw:line>
        <draw:line draw:style-name="gr5" draw:text-style-name="P2" draw:layer="layout" svg:x1="8.635cm" svg:y1="7.563cm" svg:x2="8.567cm" svg:y2="7.563cm">
          <text:p/>
        </draw:line>
        <draw:line draw:style-name="gr5" draw:text-style-name="P2" draw:layer="layout" svg:x1="8.635cm" svg:y1="7.258cm" svg:x2="8.567cm" svg:y2="7.258cm">
          <text:p/>
        </draw:line>
        <draw:line draw:style-name="gr5" draw:text-style-name="P2" draw:layer="layout" svg:x1="8.635cm" svg:y1="6.954cm" svg:x2="8.567cm" svg:y2="6.954cm">
          <text:p/>
        </draw:line>
        <draw:line draw:style-name="gr5" draw:text-style-name="P2" draw:layer="layout" svg:x1="8.635cm" svg:y1="6.649cm" svg:x2="8.567cm" svg:y2="6.649cm">
          <text:p/>
        </draw:line>
        <draw:line draw:style-name="gr5" draw:text-style-name="P2" draw:layer="layout" svg:x1="8.635cm" svg:y1="6.345cm" svg:x2="8.521cm" svg:y2="6.345cm">
          <text:p/>
        </draw:line>
        <draw:line draw:style-name="gr5" draw:text-style-name="P2" draw:layer="layout" svg:x1="8.635cm" svg:y1="6.04cm" svg:x2="8.567cm" svg:y2="6.04cm">
          <text:p/>
        </draw:line>
        <draw:line draw:style-name="gr5" draw:text-style-name="P2" draw:layer="layout" svg:x1="8.635cm" svg:y1="5.736cm" svg:x2="8.567cm" svg:y2="5.736cm">
          <text:p/>
        </draw:line>
        <draw:line draw:style-name="gr5" draw:text-style-name="P2" draw:layer="layout" svg:x1="8.635cm" svg:y1="5.431cm" svg:x2="8.567cm" svg:y2="5.431cm">
          <text:p/>
        </draw:line>
        <draw:line draw:style-name="gr5" draw:text-style-name="P2" draw:layer="layout" svg:x1="8.635cm" svg:y1="5.127cm" svg:x2="8.567cm" svg:y2="5.127cm">
          <text:p/>
        </draw:line>
        <draw:line draw:style-name="gr5" draw:text-style-name="P2" draw:layer="layout" svg:x1="8.635cm" svg:y1="4.822cm" svg:x2="8.521cm" svg:y2="4.822cm">
          <text:p/>
        </draw:line>
        <draw:line draw:style-name="gr5" draw:text-style-name="P2" draw:layer="layout" svg:x1="8.635cm" svg:y1="4.518cm" svg:x2="8.567cm" svg:y2="4.518cm">
          <text:p/>
        </draw:line>
        <draw:line draw:style-name="gr5" draw:text-style-name="P2" draw:layer="layout" svg:x1="8.635cm" svg:y1="4.213cm" svg:x2="8.567cm" svg:y2="4.213cm">
          <text:p/>
        </draw:line>
        <draw:line draw:style-name="gr5" draw:text-style-name="P2" draw:layer="layout" svg:x1="8.635cm" svg:y1="3.909cm" svg:x2="8.567cm" svg:y2="3.909cm">
          <text:p/>
        </draw:line>
        <draw:line draw:style-name="gr5" draw:text-style-name="P2" draw:layer="layout" svg:x1="8.635cm" svg:y1="3.604cm" svg:x2="8.567cm" svg:y2="3.604cm">
          <text:p/>
        </draw:line>
        <draw:line draw:style-name="gr5" draw:text-style-name="P2" draw:layer="layout" svg:x1="8.635cm" svg:y1="3.3cm" svg:x2="8.521cm" svg:y2="3.3cm">
          <text:p/>
        </draw:line>
        <draw:line draw:style-name="gr5" draw:text-style-name="P2" draw:layer="layout" svg:x1="8.635cm" svg:y1="2.995cm" svg:x2="8.567cm" svg:y2="2.995cm">
          <text:p/>
        </draw:line>
        <draw:line draw:style-name="gr5" draw:text-style-name="P2" draw:layer="layout" svg:x1="8.635cm" svg:y1="2.691cm" svg:x2="8.567cm" svg:y2="2.691cm">
          <text:p/>
        </draw:line>
        <draw:line draw:style-name="gr5" draw:text-style-name="P2" draw:layer="layout" svg:x1="8.635cm" svg:y1="2.386cm" svg:x2="8.567cm" svg:y2="2.386cm">
          <text:p/>
        </draw:line>
        <draw:line draw:style-name="gr5" draw:text-style-name="P2" draw:layer="layout" svg:x1="8.635cm" svg:y1="2.082cm" svg:x2="8.567cm" svg:y2="2.082cm">
          <text:p/>
        </draw:line>
        <draw:line draw:style-name="gr5" draw:text-style-name="P2" draw:layer="layout" svg:x1="8.635cm" svg:y1="1.777cm" svg:x2="8.521cm" svg:y2="1.777cm">
          <text:p/>
        </draw:line>
        <draw:line draw:style-name="gr5" draw:text-style-name="P2" draw:layer="layout" svg:x1="8.635cm" svg:y1="1.473cm" svg:x2="8.567cm" svg:y2="1.473cm">
          <text:p/>
        </draw:line>
        <draw:line draw:style-name="gr5" draw:text-style-name="P2" draw:layer="layout" svg:x1="8.635cm" svg:y1="1.168cm" svg:x2="8.567cm" svg:y2="1.168cm">
          <text:p/>
        </draw:line>
        <draw:line draw:style-name="gr5" draw:text-style-name="P2" draw:layer="layout" svg:x1="8.635cm" svg:y1="0.864cm" svg:x2="8.567cm" svg:y2="0.864cm">
          <text:p/>
        </draw:line>
        <draw:line draw:style-name="gr5" draw:text-style-name="P2" draw:layer="layout" svg:x1="8.635cm" svg:y1="0.559cm" svg:x2="8.567cm" svg:y2="0.559cm">
          <text:p/>
        </draw:line>
        <draw:line draw:style-name="gr5" draw:text-style-name="P2" draw:layer="layout" svg:x1="8.635cm" svg:y1="0.255cm" svg:x2="8.521cm" svg:y2="0.255cm">
          <text:p/>
        </draw:line>
        <draw:frame draw:style-name="gr6" draw:text-style-name="P4" draw:layer="layout" svg:width="0.456cm" svg:height="0.513cm" svg:x="0.693cm" svg:y="0cm">
          <draw:text-box>
            <text:p text:style-name="P3"><text:span text:style-name="T1">5</text:span></text:p>
          </draw:text-box>
        </draw:frame>
        <draw:custom-shape draw:style-name="gr8" draw:text-style-name="P5" draw:layer="layout" svg:width="3.775cm" svg:height="6.475cm" svg:x="1.054cm" svg:y="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772cm" svg:height="1.148cm" svg:x="1.05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809cm" svg:height="1.966cm" svg:x="4.826cm" svg:y="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mathcal{I}_0§svg§600§TRUE§</svg:desc>
          <draw:g>
            <draw:path draw:style-name="gr11" draw:text-style-name="P8" draw:layer="layout" svg:width="0.321cm" svg:height="0.332cm" svg:x="4.626cm" svg:y="8.573cm" svg:viewBox="0 0 322 333" svg:d="M186 0c-62 0-87 11-99 15-51 21-62 55-62 62 0 2 3 4 6 4 9 0 32-13 36-24 6-18 7-22 40-26 17-3 33-5 49-5 15 0 30 0 45 0-31 31-45 83-63 154-14 57-25 95-44 121-6 6-6 6-20 6-10 0-20 0-31 0-9 0-15 0-26 7-6 3-17 11-17 16 0 3 1 3 11 3 56 0 112 0 168 0 57 0 99-42 99-60 0-2-3-2-4-2-9 0-32 11-37 23-4 10-5 13-29 13-31 0-62 0-94 0 35-30 49-78 66-145 14-53 25-101 45-130 3-4 4-6 14-6 14 0 28 0 42 0 9 0 14 0 26-6 4-3 15-10 15-16 0-3 0-4-11-4-42 0-83 0-125 0z">
              <text:p/>
            </draw:path>
            <draw:path draw:style-name="gr11" draw:text-style-name="P8" draw:layer="layout" svg:width="0.158cm" svg:height="0.233cm" svg:x="4.922cm" svg:y="8.753cm" svg:viewBox="0 0 159 234" svg:d="M159 119c0-38-4-66-21-90-10-15-31-29-58-29-80 0-80 94-80 119 0 24 0 115 80 115 79 0 79-92 79-115zM80 224c-16 0-37-9-44-37-5-20-5-48-5-73s0-51 5-69c7-28 30-35 44-35 18 0 36 11 41 30 6 20 7 44 7 74 0 25 0 51-5 71-7 33-29 39-43 39z">
              <text:p/>
            </draw:path>
          </draw:g>
        </draw:g>
        <draw:g>
          <svg:title>TexMaths</svg:title>
          <svg:desc>14§display§V§svg§600§FALSE§</svg:desc>
          <draw:g>
            <draw:path draw:style-name="gr12" draw:text-style-name="P9" draw:layer="layout" svg:width="0.324cm" svg:height="0.293cm" draw:transform="rotate (1.5707963267949) translate (0.2140692368214cm 4.45809333333333cm)" svg:viewBox="0 0 325 294" svg:d="M0 0c108 0 217 0 325 0 0 98 0 196 0 294-108 0-217 0-325 0 0-98 0-196 0-294z">
              <text:p/>
            </draw:path>
            <draw:path draw:style-name="gr11" draw:text-style-name="P8" draw:layer="layout" svg:width="0.346cm" svg:height="0.343cm" draw:transform="rotate (1.5707963267949) translate (0.189cm 4.4553037037037cm)" svg:viewBox="0 0 347 344" svg:d="M279 56c24-38 45-39 61-41 7 0 7-8 7-9 0-5-2-6-7-6-12 0-26 1-39 1-16 0-33-1-49-1-2 0-9 0-9 10 0 5 5 5 8 5 14 2 22 6 22 16 0 8-7 18-7 19-49 80-99 159-149 238-11-86-22-172-33-259 0-8 11-14 33-14 7 0 13 0 13-9 0-5-4-6-7-6-20 0-41 1-62 1-8 0-18 0-26 0s-18-1-27-1c-2 0-8 0-8 10 0 5 4 5 11 5 28 0 28 4 29 17 13 100 26 201 40 301 1 10 2 11 9 11 9 0 10-3 14-8 59-94 117-187 176-280z">
              <text:p/>
            </draw:path>
          </draw:g>
        </draw:g>
        <draw:g>
          <svg:title>TexMaths</svg:title>
          <svg:desc>14§display§f_1=0§svg§600§TRUE§</svg:desc>
          <draw:g>
            <draw:path draw:style-name="gr11" draw:text-style-name="P8" draw:layer="layout" svg:width="0.244cm" svg:height="0.444cm" svg:x="6.189cm" svg:y="1.054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24cm" svg:height="0.226cm" svg:x="6.441cm" svg:y="1.245cm" svg:viewBox="0 0 125 227" svg:d="M77 10c0-10 0-10-10-10-22 21-53 21-67 21 0 4 0 8 0 12 8 0 31 0 49-9 0 58 0 117 0 175 0 12 0 16-34 16-4 0-9 0-14 0 0 4 0 8 0 12 7-1 49-1 62-1 11 0 55 0 62 1 0-4 0-8 0-12-5 0-9 0-13 0-35 0-35-4-35-16 0-63 0-126 0-189z">
              <text:p/>
            </draw:path>
            <draw:path draw:style-name="gr11" draw:text-style-name="P8" draw:layer="layout" svg:width="0.325cm" svg:height="0.115cm" svg:x="6.788cm" svg:y="1.219cm" svg:viewBox="0 0 326 116" svg:d="M309 21c7 0 17-1 17-11 0-11-10-10-17-10-98 0-196 0-294 0-7 0-15-1-15 10 0 10 8 11 17 11 97 0 195 0 292 0zM309 116c7 0 17 0 17-10s-10-11-17-11c-97 0-195 0-292 0-9 0-17 1-17 11s8 10 15 10c98 0 196 0 294 0z">
              <text:p/>
            </draw:path>
            <draw:path draw:style-name="gr11" draw:text-style-name="P8" draw:layer="layout" svg:width="0.206cm" svg:height="0.335cm" svg:x="7.297cm" svg:y="1.074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  <draw:g>
          <svg:title>TexMaths</svg:title>
          <svg:desc>14§display§f_2=0§svg§600§TRUE§</svg:desc>
          <draw:g>
            <draw:path draw:style-name="gr11" draw:text-style-name="P8" draw:layer="layout" svg:width="0.244cm" svg:height="0.444cm" svg:x="6.191cm" svg:y="1.856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51cm" svg:height="0.226cm" svg:x="6.426cm" svg:y="2.047cm" svg:viewBox="0 0 152 227" svg:d="M152 165c-3 0-7 0-11 0-1 7-5 28-9 30-3 3-30 3-34 3-21 0-42 0-63 0 36-32 48-42 69-57 25-21 48-42 48-74 0-42-36-67-81-67-42 0-71 29-71 61 0 17 15 19 18 19 9 0 18-6 18-19 0-5-1-18-19-18 11-23 33-30 50-30 34 0 52 26 52 54 0 29-21 53-32 66-28 26-55 53-83 80-4 3-4 5-4 14 48 0 95 0 143 0 3-21 6-41 9-62z">
              <text:p/>
            </draw:path>
            <draw:path draw:style-name="gr11" draw:text-style-name="P8" draw:layer="layout" svg:width="0.325cm" svg:height="0.115cm" svg:x="6.79cm" svg:y="2.021cm" svg:viewBox="0 0 326 116" svg:d="M309 21c7 0 17-1 17-11 0-11-10-10-17-10-98 0-196 0-294 0-7 0-15-1-15 10 0 10 8 11 17 11 97 0 195 0 292 0zM309 116c7 0 17 0 17-10s-10-11-17-11c-97 0-195 0-292 0-9 0-17 1-17 11s8 10 15 10c98 0 196 0 294 0z">
              <text:p/>
            </draw:path>
            <draw:path draw:style-name="gr11" draw:text-style-name="P8" draw:layer="layout" svg:width="0.206cm" svg:height="0.335cm" svg:x="7.299cm" svg:y="1.876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  <draw:g>
          <svg:title>TexMaths</svg:title>
          <svg:desc>14§display§f_1&lt;0§svg§600§TRUE§</svg:desc>
          <draw:g>
            <draw:path draw:style-name="gr11" draw:text-style-name="P8" draw:layer="layout" svg:width="0.244cm" svg:height="0.444cm" svg:x="5.993cm" svg:y="6.106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24cm" svg:height="0.226cm" svg:x="6.245cm" svg:y="6.297cm" svg:viewBox="0 0 125 227" svg:d="M77 10c0-10 0-10-10-10-22 21-53 21-67 21 0 4 0 8 0 12 8 0 31 0 49-9 0 58 0 117 0 175 0 12 0 16-34 16-4 0-9 0-14 0 0 4 0 8 0 12 7-1 49-1 62-1 11 0 55 0 62 1 0-4 0-8 0-12-5 0-9 0-13 0-35 0-35-4-35-16 0-63 0-126 0-189z">
              <text:p/>
            </draw:path>
            <draw:path draw:style-name="gr11" draw:text-style-name="P8" draw:layer="layout" svg:width="0.3cm" svg:height="0.282cm" svg:x="6.604cm" svg:y="6.187cm" svg:viewBox="0 0 301 283" svg:d="M291 21c6-4 10-6 10-11 0-6-6-10-10-10-3 0-3 0-10 3-90 43-181 85-271 128-6 3-10 5-10 11 0 7 4 7 10 10 90 43 181 86 271 128 7 3 7 3 10 3 4 0 10-4 10-10 0-5-4-7-10-11-86-40-172-80-257-120 85-40 171-81 257-121z">
              <text:p/>
            </draw:path>
            <draw:path draw:style-name="gr11" draw:text-style-name="P8" draw:layer="layout" svg:width="0.206cm" svg:height="0.335cm" svg:x="7.101cm" svg:y="6.126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  <draw:g>
          <svg:title>TexMaths</svg:title>
          <svg:desc>14§display§f_1&gt;0§svg§600§TRUE§</svg:desc>
          <draw:g>
            <draw:path draw:style-name="gr11" draw:text-style-name="P8" draw:layer="layout" svg:width="0.244cm" svg:height="0.444cm" svg:x="5.995cm" svg:y="5.126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24cm" svg:height="0.226cm" svg:x="6.247cm" svg:y="5.317cm" svg:viewBox="0 0 125 227" svg:d="M77 10c0-10 0-10-10-10-22 21-53 21-67 21 0 4 0 8 0 12 8 0 31 0 49-9 0 58 0 117 0 175 0 12 0 16-34 16-4 0-9 0-14 0 0 4 0 8 0 12 7-1 49-1 62-1 11 0 55 0 62 1 0-4 0-8 0-12-5 0-9 0-13 0-35 0-35-4-35-16 0-63 0-126 0-189z">
              <text:p/>
            </draw:path>
            <draw:path draw:style-name="gr11" draw:text-style-name="P8" draw:layer="layout" svg:width="0.3cm" svg:height="0.282cm" svg:x="6.606cm" svg:y="5.207cm" svg:viewBox="0 0 301 283" svg:d="M291 152c6-3 10-3 10-10 0-6-4-8-10-11-91-43-182-85-273-128-5-3-7-3-8-3-6 0-10 4-10 10 0 4 3 7 10 11 86 40 171 81 257 121-86 40-171 80-257 120-7 4-10 7-10 11 0 6 4 10 10 10 1 0 3 0 8-3 91-42 182-85 273-128z">
              <text:p/>
            </draw:path>
            <draw:path draw:style-name="gr11" draw:text-style-name="P8" draw:layer="layout" svg:width="0.206cm" svg:height="0.335cm" svg:x="7.103cm" svg:y="5.146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  <draw:g>
          <svg:title>TexMaths</svg:title>
          <svg:desc>14§display§f_2&lt;0§svg§600§TRUE§</svg:desc>
          <draw:g>
            <draw:path draw:style-name="gr11" draw:text-style-name="P8" draw:layer="layout" svg:width="0.244cm" svg:height="0.444cm" svg:x="2.297cm" svg:y="7.028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51cm" svg:height="0.226cm" svg:x="2.532cm" svg:y="7.219cm" svg:viewBox="0 0 152 227" svg:d="M152 165c-3 0-7 0-11 0-1 7-5 28-9 30-3 3-30 3-34 3-21 0-42 0-63 0 36-32 48-42 69-57 25-21 48-42 48-74 0-42-36-67-81-67-42 0-71 29-71 61 0 17 15 19 18 19 9 0 18-6 18-19 0-5-1-18-19-18 11-23 33-30 50-30 34 0 52 26 52 54 0 29-21 53-32 66-28 26-55 53-83 80-4 3-4 5-4 14 48 0 95 0 143 0 3-21 6-41 9-62z">
              <text:p/>
            </draw:path>
            <draw:path draw:style-name="gr11" draw:text-style-name="P8" draw:layer="layout" svg:width="0.3cm" svg:height="0.282cm" svg:x="2.908cm" svg:y="7.109cm" svg:viewBox="0 0 301 283" svg:d="M291 21c6-4 10-6 10-11 0-6-6-10-10-10-3 0-3 0-10 3-90 43-181 85-271 128-6 3-10 5-10 11 0 7 4 7 10 10 90 43 181 86 271 128 7 3 7 3 10 3 4 0 10-4 10-10 0-5-4-7-10-11-86-40-172-80-257-120 85-40 171-81 257-121z">
              <text:p/>
            </draw:path>
            <draw:path draw:style-name="gr11" draw:text-style-name="P8" draw:layer="layout" svg:width="0.206cm" svg:height="0.335cm" svg:x="3.405cm" svg:y="7.048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  <draw:g>
          <svg:title>TexMaths</svg:title>
          <svg:desc>14§display§f_2&gt;0§svg§600§TRUE§</svg:desc>
          <draw:g>
            <draw:path draw:style-name="gr11" draw:text-style-name="P8" draw:layer="layout" svg:width="0.244cm" svg:height="0.444cm" svg:x="2.298cm" svg:y="6.029cm" svg:viewBox="0 0 245 445" svg:d="M154 149c14 0 28 0 42 0 10 0 15 0 15-10 0-5-5-5-14-5-13 0-27 0-40 0 3-19 6-37 9-56 3-10 10-45 13-50 4-10 13-17 22-17 3 0 16 0 24 9-21 1-26 19-26 26 0 11 9 17 18 17 14 0 28-10 28-30 0-22-23-33-44-33-16 0-47 8-61 57-3 10-4 16-17 77-11 0-22 0-33 0-10 0-16 0-16 10 0 5 4 5 14 5 11 0 22 0 32 0-12 64-24 129-36 193-8 47-17 92-43 92-2 0-14 0-23-9 23-1 27-19 27-26 0-11-9-17-18-17-13 0-27 10-27 30 0 22 21 33 41 33 28 0 47-29 56-47 15-31 26-91 28-94 9-52 19-103 29-155z">
              <text:p/>
            </draw:path>
            <draw:path draw:style-name="gr11" draw:text-style-name="P8" draw:layer="layout" svg:width="0.151cm" svg:height="0.226cm" svg:x="2.533cm" svg:y="6.22cm" svg:viewBox="0 0 152 227" svg:d="M152 165c-3 0-7 0-11 0-1 7-5 28-9 30-3 3-30 3-34 3-21 0-42 0-63 0 36-32 48-42 69-57 25-21 48-42 48-74 0-42-36-67-81-67-42 0-71 29-71 61 0 17 15 19 18 19 9 0 18-6 18-19 0-5-1-18-19-18 11-23 33-30 50-30 34 0 52 26 52 54 0 29-21 53-32 66-28 26-55 53-83 80-4 3-4 5-4 14 48 0 95 0 143 0 3-21 6-41 9-62z">
              <text:p/>
            </draw:path>
            <draw:path draw:style-name="gr11" draw:text-style-name="P8" draw:layer="layout" svg:width="0.3cm" svg:height="0.282cm" svg:x="2.909cm" svg:y="6.11cm" svg:viewBox="0 0 301 283" svg:d="M291 152c6-3 10-3 10-10 0-6-4-8-10-11-91-43-182-85-273-128-5-3-7-3-8-3-6 0-10 4-10 10 0 4 3 7 10 11 86 40 171 81 257 121-86 40-171 80-257 120-7 4-10 7-10 11 0 6 4 10 10 10 1 0 3 0 8-3 91-42 182-85 273-128z">
              <text:p/>
            </draw:path>
            <draw:path draw:style-name="gr11" draw:text-style-name="P8" draw:layer="layout" svg:width="0.206cm" svg:height="0.335cm" svg:x="3.406cm" svg:y="6.049cm" svg:viewBox="0 0 207 336" svg:d="M207 169c0-39-3-78-20-115-22-47-62-54-83-54-30 0-65 13-86 57-15 35-18 73-18 112 0 36 3 81 22 117 21 40 58 50 82 50 26 0 64-11 85-57 15-33 18-71 18-110zM104 325c-20 0-48-13-58-59-5-29-5-75-5-103 0-32 0-64 4-90 10-58 46-63 59-63 16 0 48 10 57 57 5 28 5 66 5 96 0 36 0 70-5 101-7 47-35 61-57 61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9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9T05:06:43.367217375</dc:date>
    <meta:editing-duration>PT14M12S</meta:editing-duration>
    <meta:editing-cycles>4</meta:editing-cycles>
    <meta:generator>LibreOffice/7.3.2.2$MacOSX_AARCH64 LibreOffice_project/49f2b1bff42cfccbd8f788c8dc32c1c309559be0</meta:generator>
    <meta:document-statistic meta:object-count="183"/>
  </office:meta>
</office:document-meta>
</file>